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sans-serif" svg:font-family="sans-serif"/>
    <style:font-face style:name="Arial1" svg:font-family="Arial" style:font-family-generic="swiss"/>
    <style:font-face style:name="Consolas2" svg:font-family="Consolas" style:font-family-generic="modern" style:font-pitch="fixed"/>
    <style:font-face style:name="Consolas" svg:font-family="Consolas, 'Liberation Sans'" style:font-family-generic="modern" style:font-pitch="fixed"/>
    <style:font-face style:name="Consolas3" svg:font-family="Consolas, 'Liberation Serif'" style:font-family-generic="modern" style:font-pitch="fixed"/>
    <style:font-face style:name="Consolas4" svg:font-family="Consolas, 'Liberation sans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NSimSun" svg:font-family="NSimSun" style:font-family-generic="modern" style:font-pitch="fixed"/>
    <style:font-face style:name="consolas" svg:font-family="consolas, 'Liberation Serif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796cm" fo:margin-left="0.032cm" table:align="left"/>
    </style:style>
    <style:style style:name="Tableau1.A" style:family="table-column">
      <style:table-column-properties style:column-width="9.511cm"/>
    </style:style>
    <style:style style:name="Tableau1.B" style:family="table-column">
      <style:table-column-properties style:column-width="9.28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8.796cm" fo:margin-left="0.032cm" table:align="left"/>
    </style:style>
    <style:style style:name="Tableau2.A" style:family="table-column">
      <style:table-column-properties style:column-width="9.511cm"/>
    </style:style>
    <style:style style:name="Tableau2.B" style:family="table-column">
      <style:table-column-properties style:column-width="9.285cm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text-properties officeooo:rsid="00193384" officeooo:paragraph-rsid="00193384"/>
    </style:style>
    <style:style style:name="P2" style:family="paragraph" style:parent-style-name="Footer">
      <style:text-properties officeooo:rsid="00133c75" officeooo:paragraph-rsid="00133c75"/>
    </style:style>
    <style:style style:name="P3" style:family="paragraph" style:parent-style-name="Standard">
      <style:text-properties officeooo:paragraph-rsid="000adafc"/>
    </style:style>
    <style:style style:name="P4" style:family="paragraph" style:parent-style-name="Text_20_body">
      <style:text-properties officeooo:rsid="0003eba5"/>
    </style:style>
    <style:style style:name="P5" style:family="paragraph" style:parent-style-name="Text_20_body">
      <style:text-properties officeooo:rsid="0003eba5" officeooo:paragraph-rsid="0003eba5"/>
    </style:style>
    <style:style style:name="P6" style:family="paragraph" style:parent-style-name="Text_20_body">
      <style:text-properties officeooo:rsid="0003eba5" officeooo:paragraph-rsid="000adafc"/>
    </style:style>
    <style:style style:name="P7" style:family="paragraph" style:parent-style-name="Text_20_body">
      <style:text-properties officeooo:rsid="00206834" officeooo:paragraph-rsid="00206834"/>
    </style:style>
    <style:style style:name="P8" style:family="paragraph" style:parent-style-name="Text_20_body">
      <style:text-properties officeooo:rsid="00247845" officeooo:paragraph-rsid="00247845"/>
    </style:style>
    <style:style style:name="P9" style:family="paragraph" style:parent-style-name="Text_20_body">
      <style:text-properties officeooo:rsid="00256fee" officeooo:paragraph-rsid="00256fee"/>
    </style:style>
    <style:style style:name="P10" style:family="paragraph" style:parent-style-name="Text_20_body">
      <style:text-properties officeooo:rsid="0026d3bb" officeooo:paragraph-rsid="042b554b"/>
    </style:style>
    <style:style style:name="P11" style:family="paragraph" style:parent-style-name="Text_20_body">
      <style:text-properties officeooo:rsid="00272932" officeooo:paragraph-rsid="00272932"/>
    </style:style>
    <style:style style:name="P12" style:family="paragraph" style:parent-style-name="Text_20_body">
      <style:text-properties officeooo:rsid="00272932" officeooo:paragraph-rsid="042b554b"/>
    </style:style>
    <style:style style:name="P13" style:family="paragraph" style:parent-style-name="Text_20_body"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P14" style:family="paragraph" style:parent-style-name="Text_20_body">
      <style:paragraph-properties>
        <style:tab-stops>
          <style:tab-stop style:position="2.501cm"/>
        </style:tab-stops>
      </style:paragraph-properties>
      <style:text-properties officeooo:rsid="0406cc6e" officeooo:paragraph-rsid="0406cc6e"/>
    </style:style>
    <style:style style:name="P15" style:family="paragraph" style:parent-style-name="Subtitle">
      <style:text-properties officeooo:rsid="0009a585" officeooo:paragraph-rsid="0009a585"/>
    </style:style>
    <style:style style:name="P16" style:family="paragraph" style:parent-style-name="Subtitle">
      <style:text-properties officeooo:rsid="000adafc" officeooo:paragraph-rsid="000adafc"/>
    </style:style>
    <style:style style:name="P17" style:family="paragraph" style:parent-style-name="Subtitle">
      <style:text-properties officeooo:paragraph-rsid="000adafc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break-before="page"/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text-properties officeooo:rsid="04025a31" officeooo:paragraph-rsid="04025a3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list-style-name="">
      <style:paragraph-properties fo:break-before="page"/>
      <style:text-properties officeooo:rsid="04025a31" officeooo:paragraph-rsid="04025a31"/>
    </style:style>
    <style:style style:name="P24" style:family="paragraph" style:parent-style-name="Heading_20_1" style:list-style-name="">
      <style:paragraph-properties fo:break-before="page"/>
      <style:text-properties officeooo:rsid="04a97eab" officeooo:paragraph-rsid="04a97eab"/>
    </style:style>
    <style:style style:name="P25" style:family="paragraph" style:parent-style-name="Title" style:master-page-name="First_20_Page">
      <style:paragraph-properties style:page-number="auto"/>
      <style:text-properties officeooo:rsid="04a1f18c" officeooo:paragraph-rsid="04a1f18c"/>
    </style:style>
    <style:style style:name="P26" style:family="paragraph" style:parent-style-name="Subtitle">
      <style:text-properties officeooo:rsid="04a1f18c" officeooo:paragraph-rsid="04a1f18c"/>
    </style:style>
    <style:style style:name="P27" style:family="paragraph" style:parent-style-name="Standard">
      <style:text-properties style:use-window-font-color="true" style:font-name="Liberation Sans" fo:font-size="12pt" officeooo:rsid="00167b75" officeooo:paragraph-rsid="04aea4e5" style:font-size-asian="12pt" style:font-size-complex="12pt"/>
    </style:style>
    <style:style style:name="P28" style:family="paragraph" style:parent-style-name="Text_20_body">
      <style:text-properties officeooo:rsid="0075b2b0"/>
    </style:style>
    <style:style style:name="P29" style:family="paragraph" style:parent-style-name="Text_20_body" style:list-style-name="">
      <style:text-properties officeooo:rsid="04aabc6f" officeooo:paragraph-rsid="04aabc6f"/>
    </style:style>
    <style:style style:name="P30" style:family="paragraph" style:parent-style-name="Text_20_body" style:list-style-name="">
      <style:text-properties officeooo:rsid="04ac9393" officeooo:paragraph-rsid="04ac9393"/>
    </style:style>
    <style:style style:name="P31" style:family="paragraph" style:parent-style-name="Text_20_body">
      <style:text-properties officeooo:rsid="04aea4e5" officeooo:paragraph-rsid="04aea4e5"/>
    </style:style>
    <style:style style:name="T1" style:family="text">
      <style:text-properties officeooo:rsid="0198ad51"/>
    </style:style>
    <style:style style:name="T2" style:family="text">
      <style:text-properties officeooo:rsid="0199ab61"/>
    </style:style>
    <style:style style:name="T3" style:family="text">
      <style:text-properties officeooo:rsid="02b63253"/>
    </style:style>
    <style:style style:name="T4" style:family="text">
      <style:text-properties officeooo:rsid="042d31cb"/>
    </style:style>
    <style:style style:name="T5" style:family="text">
      <style:text-properties officeooo:rsid="04a1f18c"/>
    </style:style>
    <style:style style:name="T6" style:family="text">
      <style:text-properties officeooo:rsid="04a378ff"/>
    </style:style>
    <style:style style:name="T7" style:family="text">
      <style:text-properties officeooo:rsid="04a524ca"/>
    </style:style>
    <style:style style:name="T8" style:family="text">
      <style:text-properties officeooo:rsid="04a6c64e"/>
    </style:style>
    <style:style style:name="T9" style:family="text">
      <style:text-properties officeooo:rsid="04a7eeaa"/>
    </style:style>
    <style:style style:name="T10" style:family="text">
      <style:text-properties officeooo:rsid="04a86369"/>
    </style:style>
    <style:style style:name="Sect1" style:family="section">
      <style:section-properties fo:background-color="#bce4e5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Gestion d’un port</text:p>
      <text:p text:style-name="Subtitle">Projet d’Info030<text:span text:style-name="T5">3</text:span> – 2018/2019</text:p>
      <text:p text:style-name="Text_20_body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ubtitle">Raphaël FRANTZ </text:p>
          </table:table-cell>
          <table:table-cell table:style-name="Tableau1.A1" office:value-type="string">
            <text:p text:style-name="Subtitle"><text:s/>Juliete HALAL ROSSIE</text:p>
          </table:table-cell>
        </table:table-row>
        <table:table-row>
          <table:table-cell table:style-name="Tableau1.A1" table:number-columns-spanned="2" office:value-type="string">
            <text:p text:style-name="P15">Groupe S3F3a - 2<text:span text:style-name="T5">1</text:span>/<text:span text:style-name="T5">12</text:span>/2018</text:p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6">Intervenants :</text:p>
          </table:table-cell>
          <table:covered-table-cell/>
        </table:table-row>
        <table:table-row>
          <table:table-cell table:style-name="Tableau2.A1" office:value-type="string">
            <text:p text:style-name="P26">François ALIN</text:p>
          </table:table-cell>
          <table:table-cell table:style-name="Tableau2.A1" office:value-type="string">
            <text:p text:style-name="P17"><text:s/><text:span text:style-name="T5">Cyril RABAT</text:span></text:p>
          </table:table-cell>
        </table:table-row>
      </table:table>
      <text:p text:style-name="P3"/>
      <text:p text:style-name="P19"><text:bookmark-start text:name="__RefHeading___Toc775_376708732"/>Résumé :<text:bookmark-end text:name="__RefHeading___Toc775_376708732"/></text:p>
      <text:p text:style-name="P10">Le but de ce projet est de créer une <text:span text:style-name="T6">une application complète</text:span> pour gérer un <text:span text:style-name="T7">port</text:span>.</text:p>
      <text:p text:style-name="P10">La gestion de ce <text:span text:style-name="T8">port</text:span> va inclure la gestion des location<text:span text:style-name="T1">s</text:span> des différents emplacement<text:span text:style-name="T3">s disponibles, et la gestion d’une application web qui permet à l’utilisateur de naviguer le site web et aux gestionnaires de port et à l’administrateur de gérer le port.</text:span></text:p>
      <text:p text:style-name="P12">Un<text:span text:style-name="T3">e</text:span> analyse sera nécessaire pour déterminer les différents besoins de ce <text:span text:style-name="T8">port</text:span> et trouver les meilleur<text:span text:style-name="T3">e</text:span>s solutions.</text:p>
      <text:p text:style-name="P11"/>
      <text:p text:style-name="P13"><text:bookmark-start text:name="__RefHeading___Toc777_376708732"/>Abstract :<text:bookmark-end text:name="__RefHeading___Toc777_376708732"/></text:p>
      <text:p text:style-name="P8">This project aims to create a <text:span text:style-name="T8">complete application</text:span> to help manage a <text:span text:style-name="T8">port</text:span>.</text:p>
      <text:p text:style-name="P9">The manegement of a <text:span text:style-name="T8">port</text:span> include<text:span text:style-name="T1">s</text:span> managing the rent of several location<text:span text:style-name="T1">s that are available to the custumor, and managing the web application that allows the customor to navigate the website and the port managers and administrator to oversee the port</text:span></text:p>
      <text:p text:style-name="P9">An analasys will be necessary to determine the diffrent needs for this camping site and find<text:span text:style-name="T2"> </text:span>adequate solutions.</text:p>
      <text:p text:style-name="P18"><text:bookmark-start text:name="__RefHeading___Toc779_376708732"/><text:bookmark-end text:name="__RefHeading___Toc779_376708732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0"><text:a xlink:type="simple" xlink:href="#__RefHeading___Toc5814_2372912727" text:style-name="Index_20_Link" text:visited-style-name="Index_20_Link">Remerciements :<text:tab/>4</text:a></text:p>
          <text:p text:style-name="P20"><text:a xlink:type="simple" xlink:href="#__RefHeading___Toc6622_3189723919" text:style-name="Index_20_Link" text:visited-style-name="Index_20_Link">Introduction :<text:tab/>5</text:a></text:p>
          <text:p text:style-name="P20"><text:a xlink:type="simple" xlink:href="#__RefHeading___Toc16971_3342187762" text:style-name="Index_20_Link" text:visited-style-name="Index_20_Link">Webographie :<text:tab/>6</text:a></text:p>
        </text:index-body>
      </text:table-of-content>
      <text:p text:style-name="P7"/>
      <text:h text:style-name="P23" text:outline-level="1"/>
      <text:h text:style-name="P21" text:outline-level="1"><text:bookmark-start text:name="__RefHeading___Toc5814_2372912727"/>Remerciements :<text:bookmark-end text:name="__RefHeading___Toc5814_2372912727"/></text:h>
      <text:p text:style-name="P14"/>
      <text:p text:style-name="Text_20_body">Nous souhaitons avant tout remercier nos intervenants de la matière info030<text:span text:style-name="T10">3</text:span> pour le temps qu’ils nous ont consacré et les connaissances qu’ils nous ont fourni<text:span text:style-name="T4">t</text:span>, et qui étaient nécessaires à la réalisation de ce projet. <text:span text:style-name="T10">On les remercie également </text:span>pour <text:span text:style-name="T10">leurs</text:span> disponibilité, <text:span text:style-name="T10">leurs</text:span> patience, et <text:span text:style-name="T10">leurs</text:span> conseils tout au long du semestre.</text:p>
      <text:p text:style-name="P28"/>
      <text:h text:style-name="P24" text:outline-level="1"><text:bookmark-start text:name="__RefHeading___Toc6622_3189723919"/>Introduction :<text:bookmark-end text:name="__RefHeading___Toc6622_3189723919"/></text:h>
      <text:h text:style-name="P29" text:outline-level="1">Dans le cadre de la matière Technologies Web 2 – info0303, il nous a était demandé de réaliser une application web complète permettant à des propriétaires de gérer leurs bateaux et à des gestionnaires de port de gérer leur port.</text:h>
      <text:h text:style-name="P30" text:outline-level="1">Pour cela nous avons</text:h>
      <text:h text:style-name="P22" text:outline-level="1"><text:bookmark-start text:name="__RefHeading___Toc16971_3342187762"/>Webographie :<text:bookmark-end text:name="__RefHeading___Toc16971_3342187762"/></text:h>
      <text:p text:style-name="P31">Toutes les images dans l’application sont soit libres de droit soit faites par nous même avec Photoshop. Les lien des sites ou on a obtenu nos images :</text:p>
      <text:p text:style-name="P27"><text:a xlink:type="simple" xlink:href="https://www.pexels.com/search/port/" text:style-name="Internet_20_link" text:visited-style-name="Visited_20_Internet_20_Link">https://www.pexels.com/search/port/</text:a> </text:p>
      <text:p text:style-name="P27"><text:a xlink:type="simple" xlink:href="https://icones8.fr/icon/12778/image" text:style-name="Internet_20_link" text:visited-style-name="Visited_20_Internet_20_Link">https://icones8.fr/icon/12778/imag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sans-serif" svg:font-family="sans-serif"/>
    <style:font-face style:name="Arial1" svg:font-family="Arial" style:font-family-generic="swiss"/>
    <style:font-face style:name="Consolas2" svg:font-family="Consolas" style:font-family-generic="modern" style:font-pitch="fixed"/>
    <style:font-face style:name="Consolas" svg:font-family="Consolas, 'Liberation Sans'" style:font-family-generic="modern" style:font-pitch="fixed"/>
    <style:font-face style:name="Consolas3" svg:font-family="Consolas, 'Liberation Serif'" style:font-family-generic="modern" style:font-pitch="fixed"/>
    <style:font-face style:name="Consolas4" svg:font-family="Consolas, 'Liberation sans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NSimSun" svg:font-family="NSimSun" style:font-family-generic="modern" style:font-pitch="fixed"/>
    <style:font-face style:name="consolas" svg:font-family="consolas, 'Liberation Serif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text-align="justify" style:justify-single-word="false" fo:background-color="transparent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9.999cm" fo:margin-bottom="0.21cm" loext:contextual-spacing="false" fo:text-align="center" style:justify-single-word="false" style:page-number="auto" fo:background-color="transparent" style:shadow="none"/>
      <style:text-properties fo:color="#540048" fo:font-size="3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565656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21cm" loext:contextual-spacing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15.8000001907349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3384" officeooo:paragraph-rsid="00193384"/>
    </style:style>
    <style:style style:name="MP2" style:family="paragraph" style:parent-style-name="Footer">
      <style:text-properties officeooo:rsid="00133c75" officeooo:paragraph-rsid="00133c75"/>
    </style:style>
    <style:style style:name="MT1" style:family="text">
      <style:text-properties officeooo:rsid="04a7ee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99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99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fo:border="4.76pt solid #bd7cb5" fo:padding="0.049cm" style:shadow="none" fo:background-color="#bee3d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ee3d3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R. FRANTZ, J. H. ROSSIE<text:tab/> <text:s/><text:span text:style-name="MT1">Gestion d’un port<text:tab/>2018/2019</text:span></text:p>
      </style:header>
      <style:footer>
        <text:p text:style-name="MP2">URCA – Licence Informatique <text:tab/><text:tab/><text:page-number text:select-page="current">5</text:page-number>/<text:page-count>6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Table_20_de_20_matiere" style:display-name="Table de matiere" style:page-layout-name="Mpm3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03:41.092000000</meta:creation-date>
    <dc:date>2018-12-20T11:15:30.697000000</dc:date>
    <meta:editing-duration>P1DT12H53M54S</meta:editing-duration>
    <meta:editing-cycles>1126</meta:editing-cycles>
    <meta:generator>LibreOffice/6.0.6.2$Windows_X86_64 LibreOffice_project/0c292870b25a325b5ed35f6b45599d2ea4458e77</meta:generator>
    <meta:document-statistic meta:table-count="2" meta:image-count="0" meta:object-count="0" meta:page-count="6" meta:paragraph-count="31" meta:word-count="328" meta:character-count="2046" meta:non-whitespace-character-count="1737"/>
  </office:meta>
</office:document-meta>
</file>